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a78" officeooo:paragraph-rsid="00200a78"/>
    </style:style>
    <style:style style:name="P2" style:family="paragraph" style:parent-style-name="Standard">
      <style:text-properties officeooo:rsid="0020bf90" officeooo:paragraph-rsid="0020bf90"/>
    </style:style>
    <style:style style:name="P3" style:family="paragraph" style:parent-style-name="Standard">
      <style:text-properties officeooo:rsid="00217cf5" officeooo:paragraph-rsid="00217cf5"/>
    </style:style>
    <style:style style:name="P4" style:family="paragraph" style:parent-style-name="Standard">
      <style:text-properties officeooo:rsid="0027263f" officeooo:paragraph-rsid="0027263f"/>
    </style:style>
    <style:style style:name="P5" style:family="paragraph" style:parent-style-name="Standard">
      <style:text-properties officeooo:rsid="002c83ba" officeooo:paragraph-rsid="002c83ba"/>
    </style:style>
    <style:style style:name="P6" style:family="paragraph" style:parent-style-name="Standard">
      <style:text-properties officeooo:rsid="002d164c" officeooo:paragraph-rsid="002d164c"/>
    </style:style>
    <style:style style:name="P7" style:family="paragraph" style:parent-style-name="Standard">
      <style:text-properties officeooo:rsid="002e1d12" officeooo:paragraph-rsid="002e1d12"/>
    </style:style>
    <style:style style:name="T1" style:family="text">
      <style:text-properties officeooo:rsid="0023dc29"/>
    </style:style>
    <style:style style:name="T2" style:family="text">
      <style:text-properties officeooo:rsid="002942fd"/>
    </style:style>
    <style:style style:name="T3" style:family="text">
      <style:text-properties officeooo:rsid="002774dd"/>
    </style:style>
    <style:style style:name="T4" style:family="text">
      <style:text-properties officeooo:rsid="002eb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ive Bandit Task (BCT)</text:p>
      <text:p text:style-name="P2">What is the aim of my Thesis – Why does it really matter - </text:p>
      <text:p text:style-name="P2">What is the significance of finding the neural basis of Lose-Shift and Win-stay</text:p>
      <text:p text:style-name="P2">What novelty does it add to the field of deciion <text:s/>making</text:p>
      <text:p text:style-name="P2"/>
      <text:p text:style-name="P3">How does Lose-Shift matter <text:span text:style-name="T1">in the context of Decision making?</text:span></text:p>
      <text:p text:style-name="P4">Me<text:span text:style-name="T2">m</text:span>ory supporting <text:span text:style-name="T3">lose-shift responding decays during the intertrial interval.</text:span></text:p>
      <text:p text:style-name="P5">But it persists throughout training and testing on a BCT.</text:p>
      <text:p text:style-name="P5">Lose-shift responding presents a potential confound for the study of choice in the many operant choice tasks with short intertrial intervals.</text:p>
      <text:p text:style-name="P6">Lose-shift is a choice-reflex</text:p>
      <text:p text:style-name="P6"/>
      <text:p text:style-name="P5"/>
      <text:p text:style-name="P7">Motivation tod a task as reflected in the dopamine levels and the latency to initiate <text:span text:style-name="T4">next </text:span>tri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1:06:22.240397752</meta:creation-date>
    <meta:generator>LibreOffice/25.2.5.2$Linux_X86_64 LibreOffice_project/520$Build-2</meta:generator>
    <dc:date>2025-09-12T16:12:29.419167054</dc:date>
    <meta:editing-duration>PT21M19S</meta:editing-duration>
    <meta:editing-cycles>12</meta:editing-cycles>
    <meta:document-statistic meta:table-count="0" meta:image-count="0" meta:object-count="0" meta:page-count="1" meta:paragraph-count="10" meta:word-count="112" meta:character-count="686" meta:non-whitespace-character-count="581"/>
  </office:meta>
</office:document-meta>
</file>